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line-height="200%" fo:text-align="center" style:justify-single-word="false"/>
    </style:style>
    <style:style style:name="P4" style:family="paragraph" style:parent-style-name="Standard">
      <style:paragraph-properties fo:line-height="200%" fo:text-align="start"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immy Goad</text:p>
      <text:p text:style-name="P1"/>
      <text:p text:style-name="P1">CS 405</text:p>
      <text:p text:style-name="P1"/>
      <text:p text:style-name="P3">Reflection</text:p>
      <text:p text:style-name="P3"/>
      <text:p text:style-name="P4"><text:tab/>Adopting a secure coding standard from the start of a project, rather than leaving security until the end, is essential for building strong and safe software. When security practices are integrated from the beginning, developers can avoid many common vulnerabilities and make the process smoother and more efficient. By following established security guidelines early on, teams can address potential issues before they become serious problems, leading to more reliable and trustworthy applications. This approach not only saves time and resources but also helps create a culture where security is a key priority throughout the development process. </text:p>
      <text:p text:style-name="P4"><text:tab/>Evaluating and assessing risk and the cost-benefit of mitigation are critical steps in effective risk management. This process involves identifying potential risks, analyzing their likelihood and impact, and then weighing the costs of mitigation strategies against the benefits they offer. By carefully evaluating these factors, organizations can make informed decisions about which risks to address and how to allocate resources effectively </text:p>
      <text:p text:style-name="P4"><text:tab/>Zero Trust is a security concept that assumes no one, whether inside or outside the organization, can be trusted by default. Instead of relying on traditional security measures that trust users within the network, Zero Trust requires verification for every access request, regardless of where it comes from. This means that even if someone is inside the network, they must continually prove their identity and access rights before being granted permission to sensitive data or systems. </text:p>
      <text:p text:style-name="P4"><text:tab/>Implementing and recommending security policies is key to protecting an organization’s data and systems. Start by figuring out what needs protecting and what risks you face, then create clear policies to address these needs. These policies should cover areas like data protection and access privileges. Ensuring everyone understands and follows the policies through regular training. Use of <text:soft-page-break/>tools like firewalls to enforce these rules and keep policies up-to-date to handle new threats and changes in the organization are paramount. Regular reviews can ensure that the security measures stay effective and relevant as new dangers and exploits are found.</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4-08-25T20:39:35.30</meta:creation-date>
    <dc:date>2024-08-25T20:59:18.55</dc:date>
    <meta:editing-duration>PT19M42S</meta:editing-duration>
    <meta:editing-cycles>3</meta:editing-cycles>
    <meta:generator>OpenOffice/4.1.8$Win32 OpenOffice.org_project/418m3$Build-9803</meta:generator>
    <meta:document-statistic meta:table-count="0" meta:image-count="0" meta:object-count="0" meta:page-count="2" meta:paragraph-count="7" meta:word-count="336" meta:character-count="2259"/>
  </office:meta>
</office:document-meta>
</file>